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4]*[.B4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5]*[.B5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39" table:formula="of:=[.D4]+[.D5]+[.D6]+[.D7]+[.D8]+[.D10]+[.D11]" office:value-type="float" office:value="0" calcext:value-type="float" table:number-columns-spanned="1" table:number-rows-spanned="5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upport</text:p>
          </table:table-cell>
          <table:table-cell table:style-name="ce21" office:value-type="float" office:value="1.8" calcext:value-type="float">
            <text:p>1,8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1]*[.B11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1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5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-[.D10]-[.D11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5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office:annotation draw:style-name="gr2" draw:text-style-name="P2" svg:width="2.899cm" svg:height="1.799cm" svg:x="5.41cm" svg:y="6.966cm" draw:caption-point-x="-0.61cm" draw:caption-point-y="1.51cm">
              <dc:date>2021-11-04T00:00:00</dc:date>
              <text:p text:style-name="P1">Столько нужно делать в день для получения 30 балов</text:p>
            </office:annotation>
            <text:p>Надо в день на 30</text:p>
          </table:table-cell>
          <table:table-cell table:style-name="ce114" table:formula="of:=([.B14]-[.D4]-[.D5]-[.D6]-[.D7]-[.D8]-[.D9]-[.D10]-[.D11])/[.B16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office:annotation draw:style-name="gr2" draw:text-style-name="P2" svg:width="2.899cm" svg:height="2.571cm" svg:x="5.41cm" svg:y="7.495cm" draw:caption-point-x="-0.61cm" draw:caption-point-y="1.51cm">
              <dc:date>2021-11-04T00:00:00</dc:date>
              <text:p text:style-name="P1">Если дальше делать по 100 в день (в переводе на лк), то будет такой бал</text:p>
            </office:annotation>
            <text:p>если по 100 в день</text:p>
          </table:table-cell>
          <table:table-cell table:style-name="ce114" table:formula="of:=(SUM([.D4:.D11])+(100*[.B16]))*30/[.B14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office:annotation draw:style-name="gr2" draw:text-style-name="P2" svg:width="2.899cm" svg:height="1.799cm" svg:x="5.41cm" svg:y="8.025cm" draw:caption-point-x="-0.61cm" draw:caption-point-y="1.51cm">
              <dc:date>2021-11-04T00:00:00</dc:date>
              <text:p text:style-name="P1">Столько нужно делать в день для получения 28 балов</text:p>
            </office:annotation>
            <text:p>надо в день на 28</text:p>
          </table:table-cell>
          <table:table-cell table:style-name="ce114" table:formula="of:=([.B14]*28/30-[.D4]-[.D5]-[.D6]-[.D7]-[.D8]-[.D9]-[.D10]-[.D11])/[.B16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9H50M38S</meta:editing-duration>
    <meta:editing-cycles>741</meta:editing-cycles>
    <meta:generator>LibreOffice/7.1.4.2$Windows_X86_64 LibreOffice_project/a529a4fab45b75fefc5b6226684193eb000654f6</meta:generator>
    <dc:date>2021-11-04T22:27:03.449000000</dc:date>
    <meta:document-statistic meta:table-count="1" meta:cell-count="58" meta:object-count="0"/>
    <meta:user-defined meta:name="Info 1"/>
    <meta:user-defined meta:name="Info 2"/>
    <meta:user-defined meta:name="Info 3"/>
    <meta:user-defined meta:name="Info 4"/>
  </office:meta>
</office:document-meta>
</file>